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9" style:family="table-cell">
      <style:table-cell-properties style:vertical-align="bottom" fo:padding="0cm" fo:border="none"/>
    </style:style>
    <style:style style:name="Table1.G1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1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3" style:family="table-cell">
      <style:table-cell-properties fo:background-color="transparent" fo:padding="0cm" fo:border="none">
        <style:background-image/>
      </style:table-cell-properties>
    </style:style>
    <style:style style:name="Table1.D24" style:family="table-cell">
      <style:table-cell-properties fo:background-color="transparent" fo:padding="0cm" fo:border="none">
        <style:background-image/>
      </style:table-cell-properties>
    </style:style>
    <style:style style:name="Table1.D25" style:family="table-cell">
      <style:table-cell-properties fo:background-color="transparent" fo:padding="0cm" fo:border="none">
        <style:background-image/>
      </style:table-cell-properties>
    </style:style>
    <style:style style:name="Table1.D26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6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4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1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officeooo:paragraph-rsid="00a0fbfd"/>
    </style:style>
    <style:style style:name="P34" style:family="paragraph" style:parent-style-name="Standard">
      <style:text-properties style:font-name="Arial" fo:font-size="10pt" style:font-size-asian="8.75pt" style:font-size-complex="10pt"/>
    </style:style>
    <style:style style:name="P35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6" style:family="paragraph" style:parent-style-name="Standard">
      <style:text-properties officeooo:paragraph-rsid="00a0fbfd"/>
    </style:style>
    <style:style style:name="P37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8" style:family="paragraph" style:parent-style-name="Table_20_Contents">
      <style:text-properties style:font-name="Arial" fo:font-size="10pt" fo:font-weight="bold" officeooo:rsid="005cc5d9" officeooo:paragraph-rsid="007819fb" style:font-size-asian="8.75pt" style:font-weight-asian="bold" style:font-size-complex="10pt" style:font-weight-complex="bold"/>
    </style:style>
    <style:style style:name="P39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6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9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5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4"><text:text-input text:description="&lt;_(&quot;IME I PREZIME&quot;)&gt;">IME I PREZIME</text:text-input>:</text:p>
          </table:table-cell>
          <table:table-cell table:style-name="Table1.A9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9" office:value-type="string">
            <text:p text:style-name="P27"><text:text-input text:description="&lt; formatLang(o.date_from, date=True ) or '' &gt;">date_from</text:text-input></text:p>
          </table:table-cell>
          <table:table-cell table:style-name="Table1.A9" office:value-type="string">
            <text:p text:style-name="P27"/>
          </table:table-cell>
        </table:table-row>
        <table:table-row>
          <table:table-cell table:style-name="Table1.A9" office:value-type="string">
            <text:p text:style-name="P4"><text:text-input text:description="&lt;_(&quot;RADNO MJESTO&quot;)&gt;">RADNO MJESTO</text:text-input>:</text:p>
          </table:table-cell>
          <table:table-cell table:style-name="Table1.A9" table:number-columns-spanned="4" office:value-type="string">
            <text:p text:style-name="P21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A9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9" office:value-type="string">
            <text:p text:style-name="P27"><text:text-input text:description="&lt; formatLang(o.date_to, date=True) or ''  &gt;">date_to</text:text-input></text:p>
          </table:table-cell>
          <table:table-cell table:style-name="Table1.A9" office:value-type="string">
            <text:p text:style-name="P27"/>
          </table:table-cell>
        </table:table-row>
        <table:table-row>
          <table:table-cell table:style-name="Table1.A9" office:value-type="string">
            <text:p text:style-name="P4"/>
          </table:table-cell>
          <table:table-cell table:style-name="Table1.A9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1.A9" office:value-type="string">
            <text:p text:style-name="P1"/>
          </table:table-cell>
          <table:table-cell table:style-name="Table1.G11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1" office:value-type="string">
            <text:p text:style-name="P28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1" office:value-type="string">
            <text:p text:style-name="P19"/>
          </table:table-cell>
        </table:table-row>
        <table:table-row>
          <table:table-cell table:style-name="Table1.G11" office:value-type="string">
            <text:p text:style-name="P4"/>
          </table:table-cell>
          <table:table-cell table:style-name="Table1.G1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G11" office:value-type="string">
            <text:p text:style-name="P1"/>
          </table:table-cell>
          <table:table-cell table:style-name="Table1.G11" table:number-columns-spanned="2" office:value-type="string">
            <text:p text:style-name="P4"/>
          </table:table-cell>
          <table:covered-table-cell/>
          <table:table-cell table:style-name="Table1.G1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G11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1" table:number-columns-spanned="7" office:value-type="string">
            <text:p text:style-name="P20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G11" table:number-columns-spanned="2" office:value-type="string">
            <text:p text:style-name="P6"/>
          </table:table-cell>
          <table:covered-table-cell/>
          <table:table-cell table:style-name="Table1.G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20"/>
          </table:table-cell>
        </table:table-row>
        <table:table-row>
          <table:table-cell table:style-name="Table1.A16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1" table:number-columns-spanned="8" office:value-type="string">
            <text:p text:style-name="P18"><text:text-input text:description="&lt;for each=&quot;partner in o.partner_ids&quot; &gt;">for_partners</text:text-input></text:p>
            <text:p text:style-name="P18"><text:text-input text:description="&lt;partner.name or ''&gt;">partner</text:text-input></text:p>
            <text:p text:style-name="P17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3" table:number-columns-spanned="7" office:value-type="string">
            <text:p text:style-name="P23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4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25" table:number-columns-spanned="7" office:value-type="string">
            <text:p text:style-name="P23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2"/>
          </table:table-cell>
          <table:covered-table-cell/>
          <table:covered-table-cell/>
          <table:table-cell table:style-name="Table1.D2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4"/>
      <text:p text:style-name="P35"/>
      <text:p text:style-name="P35"/>
      <text:p text:style-name="P35"/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E2" office:value-type="string">
            <text:p text:style-name="P33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2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1"/>
          </table:table-cell>
          <table:table-cell table:style-name="Table5.A4" office:value-type="string">
            <text:p text:style-name="P30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3-08T17:04:53.945985133</dc:date>
    <meta:editing-duration>PT18H49M9S</meta:editing-duration>
    <meta:editing-cycles>178</meta:editing-cycles>
    <meta:generator>LibreOffice/5.1.5.2$Linux_X86_64 LibreOffice_project/10m0$Build-2</meta:generator>
    <meta:document-statistic meta:table-count="2" meta:image-count="0" meta:object-count="0" meta:page-count="1" meta:paragraph-count="32" meta:word-count="192" meta:character-count="661" meta:non-whitespace-character-count="616"/>
  </office:meta>
</office:document-meta>
</file>